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C0000003E8A1E0C127EF51D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">self.Title()</text:text-input>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view.printXhtml(context, self.getDecision()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8A1E0C127EF51D02.png" xlink:type="simple" xlink:show="embed" xlink:actuate="onLoad" loext:mime-type="image/png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<text:s/>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6-01-24T15:14:18</meta:creation-date>
    <dc:date>2018-08-29T14:58:55.500880866</dc:date>
    <dc:language>fr-BE</dc:language>
    <meta:editing-cycles>102</meta:editing-cycles>
    <meta:editing-duration>P1DT6H32M9S</meta:editing-duration>
    <meta:document-statistic meta:table-count="2" meta:image-count="1" meta:object-count="0" meta:page-count="1" meta:paragraph-count="6" meta:word-count="9" meta:character-count="47" meta:non-whitespace-character-count="44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